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e31" officeooo:paragraph-rsid="0015de31"/>
    </style:style>
    <style:style style:name="P2" style:family="paragraph" style:parent-style-name="Standard">
      <style:text-properties officeooo:rsid="00170e12" officeooo:paragraph-rsid="00170e12"/>
    </style:style>
    <style:style style:name="P3" style:family="paragraph" style:parent-style-name="Standard">
      <style:text-properties officeooo:rsid="00184c2f" officeooo:paragraph-rsid="00184c2f"/>
    </style:style>
    <style:style style:name="P4" style:family="paragraph" style:parent-style-name="Standard">
      <style:text-properties officeooo:rsid="00195953" officeooo:paragraph-rsid="00195953"/>
    </style:style>
    <style:style style:name="P5" style:family="paragraph" style:parent-style-name="Standard">
      <style:text-properties officeooo:rsid="001bdbce" officeooo:paragraph-rsid="001bdbce"/>
    </style:style>
    <style:style style:name="P6" style:family="paragraph" style:parent-style-name="Standard">
      <style:text-properties officeooo:rsid="001f91f9" officeooo:paragraph-rsid="001f91f9"/>
    </style:style>
    <style:style style:name="P7" style:family="paragraph" style:parent-style-name="Standard">
      <style:text-properties officeooo:rsid="0020813a" officeooo:paragraph-rsid="0020813a"/>
    </style:style>
    <style:style style:name="P8" style:family="paragraph" style:parent-style-name="Standard">
      <style:text-properties officeooo:rsid="0020c38f" officeooo:paragraph-rsid="0020c38f"/>
    </style:style>
    <style:style style:name="P9" style:family="paragraph" style:parent-style-name="Standard">
      <style:text-properties officeooo:rsid="0020c38f" officeooo:paragraph-rsid="00229c4c"/>
    </style:style>
    <style:style style:name="P10" style:family="paragraph" style:parent-style-name="Standard">
      <style:text-properties officeooo:rsid="00229c4c" officeooo:paragraph-rsid="00229c4c"/>
    </style:style>
    <style:style style:name="P11" style:family="paragraph" style:parent-style-name="Standard">
      <style:text-properties officeooo:rsid="00248e71" officeooo:paragraph-rsid="00248e71"/>
    </style:style>
    <style:style style:name="P12" style:family="paragraph" style:parent-style-name="Standard">
      <style:text-properties officeooo:rsid="002518ff" officeooo:paragraph-rsid="002518ff"/>
    </style:style>
    <style:style style:name="P13" style:family="paragraph" style:parent-style-name="Standard">
      <style:text-properties officeooo:rsid="00229c4c" officeooo:paragraph-rsid="00229c4c"/>
    </style:style>
    <style:style style:name="T1" style:family="text">
      <style:text-properties officeooo:rsid="00184c2f"/>
    </style:style>
    <style:style style:name="T2" style:family="text">
      <style:text-properties officeooo:rsid="00206f08"/>
    </style:style>
    <style:style style:name="T3" style:family="text">
      <style:text-properties officeooo:rsid="0020813a"/>
    </style:style>
    <style:style style:name="T4" style:family="text">
      <style:text-properties officeooo:rsid="0020c38f"/>
    </style:style>
    <style:style style:name="T5" style:family="text">
      <style:text-properties officeooo:rsid="00233f81"/>
    </style:style>
    <style:style style:name="T6" style:family="text">
      <style:text-properties officeooo:rsid="00248e71"/>
    </style:style>
    <style:style style:name="T7" style:family="text">
      <style:text-properties officeooo:rsid="002518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lusions on Formulation tests<text:line-break/></text:p>
      <text:p text:style-name="P8">VSP formulation.</text:p>
      <text:p text:style-name="P1"/>
      <text:p text:style-name="P3">Distance <text:span text:style-name="T3">and Time (only idle driving)</text:span></text:p>
      <text:p text:style-name="P1"/>
      <text:p text:style-name="P2">1A-2B: Idle distance decreases with increase in parcel %</text:p>
      <text:p text:style-name="P2">2B has the largest decrease (loser constraints)</text:p>
      <text:p text:style-name="P2"/>
      <text:p text:style-name="P2">Transportation of both parcel and passengers increases and passenger alone decreases (makes sense because the ratio of parcel increases)</text:p>
      <text:p text:style-name="P2"/>
      <text:p text:style-name="P5">For the combinations on which there are no parcels, <text:span text:style-name="T1">the </text:span>distance<text:span text:style-name="T1"> ratios </text:span>are equal to 0% parcel rate<text:span text:style-name="T1"> </text:span>for all transportation categories.</text:p>
      <text:p text:style-name="P2"/>
      <text:p text:style-name="P5">For the combinations on which there’s only one parcel, <text:span text:style-name="T1">the </text:span>distance<text:span text:style-name="T1"> ratios of 1A are equal to 1B and 2A are equal to 2B </text:span>for all transportation categories.</text:p>
      <text:p text:style-name="P2"/>
      <text:p text:style-name="P6">1A and 1B – Higher percentage of only passenger transportation. Slightly lower idle driving time on 1B. <text:span text:style-name="T2">Lowest on both transportation. Scenarios of highest idle transportation percentage.</text:span></text:p>
      <text:p text:style-name="P6"/>
      <text:p text:style-name="P6">2A and 2B – Higher percentage of both passenger and parcel transportation. Higher percentage of only parcel transportation compared to 1A and 1B.</text:p>
      <text:p text:style-name="P2"/>
      <text:p text:style-name="P7">Idle time decreases with the increase of instance size</text:p>
      <text:p text:style-name="P2"/>
      <text:p text:style-name="P4"/>
      <text:p text:style-name="P7">Idle still time increases with the increase of size. Equivalent through all Scenarios, <text:span text:style-name="T4">1B is slightly better</text:span>. <text:span text:style-name="T4">The number of parcels affects, but not a lot.</text:span></text:p>
      <text:p text:style-name="P4"/>
      <text:p text:style-name="P4"/>
      <text:p text:style-name="P4"/>
      <text:p text:style-name="P4">size 2 remains with no parcels</text:p>
      <text:p text:style-name="P4"/>
      <text:p text:style-name="P8">Solving time: Increases with the number of parcels. 1B more difficult to solve in larger instances.</text:p>
      <text:p text:style-name="P4"/>
      <text:p text:style-name="P2"/>
      <text:p text:style-name="P2"/>
      <text:p text:style-name="P9">Bundle formulation</text:p>
      <text:p text:style-name="P10">On instances from 2 to 15 – same results as in 1A from VSP formulation</text:p>
      <text:p text:style-name="P9"/>
      <text:p text:style-name="P10">On larger instances</text:p>
      <text:p text:style-name="P8"/>
      <text:p text:style-name="P10">Grubhub hybrid instances: Idle dis<text:span text:style-name="T5">tances are high </text:span><text:span text:style-name="T6">but</text:span><text:span text:style-name="T5"> </text:span><text:span text:style-name="T6">decreases with increase in instance size</text:span><text:span text:style-name="T5">(only scenario 1A). </text:span><text:span text:style-name="T6">The discrepancy on time is higher (much lower percentage of idle driving time).</text:span><text:span text:style-name="T5"> High percentage also in only passenger transportation. </text:span></text:p>
      <text:p text:style-name="P10"/>
      <text:p text:style-name="P10">sf_sarp instances: <text:span text:style-name="T5">Transportation of both is the lowest. With a larger instance, the transportation of only passengers is </text:span></text:p>
      <text:p text:style-name="P8"/>
      <text:p text:style-name="P11">Solving time: Up to size 25, in bundle formulation, it is solved in less than 1 second. Grubhub hybrid instances are solved in much <text:span text:style-name="T7">shorter times than the ones based on San Francisco data.</text:span></text:p>
      <text:p text:style-name="P11"><text:soft-page-break/></text:p>
      <text:p text:style-name="P12">Some considerations: service time is 5 minutes. The number of cars used is the minimum so that a feasible solution is found.</text:p>
      <text:p text:style-name="P8"/>
      <text:p text:style-name="P8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7:40:09.529167198</meta:creation-date>
    <dc:date>2020-08-28T14:18:20.172352113</dc:date>
    <meta:editing-duration>P1DT22H42M40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2" meta:paragraph-count="21" meta:word-count="331" meta:character-count="2073" meta:non-whitespace-character-count="1757"/>
  </office:meta>
</office:document-meta>
</file>